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3cm"/>
      <style:paragraph-properties style:writing-mode="lr-tb"/>
    </style:style>
    <style:style style:name="gr2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1.15cm" fo:min-width="1.9cm"/>
      <style:paragraph-properties style:writing-mode="lr-tb"/>
    </style:style>
    <style:style style:name="gr3" style:family="graphic" style:parent-style-name="standard">
      <style:graphic-properties svg:stroke-color="#fff200" draw:fill="solid" draw:fill-color="#fffbcc" draw:textarea-horizontal-align="justify" draw:textarea-vertical-align="middle" draw:auto-grow-height="false" fo:min-height="1.15cm" fo:min-width="1.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7cm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1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2.7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solid" draw:fill-color="#72bf44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solid" draw:fill-color="#fffbcc"/>
      <style:paragraph-properties fo:text-align="center"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-FR 2019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custom-shape draw:style-name="gr1" draw:text-style-name="P1" xml:id="id2" draw:id="id2" draw:layer="layout" svg:width="3.5cm" svg:height="1.6cm" svg:x="11cm" svg:y="14.094cm">
          <text:p text:style-name="P1"><text:span text:style-name="T1">Str2st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cm" svg:height="1.6cm" svg:x="11cm" svg:y="5.3cm">
          <text:p text:style-name="P1"><text:span text:style-name="T1">Str2str</text:span></text:p>
          <text:p text:style-name="P1"><text:span text:style-name="T1">Ntr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4cm" svg:height="1.4cm" svg:x="17.983cm" svg:y="3.1cm">
          <text:p text:style-name="P1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4cm" svg:height="1.4cm" svg:x="17.983cm" svg:y="14.194cm">
          <text:p text:style-name="P1"><text:span text:style-name="T1">SD car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7.2cm" svg:y1="5cm" svg:x2="11cm" svg:y2="14.894cm" draw:start-shape="id1" draw:start-glue-point="2" draw:end-shape="id2" draw:end-glue-point="3" svg:d="M7200 5000v9894h3800" svg:viewBox="0 0 3801 9895">
          <text:p/>
        </draw:connector>
        <draw:connector draw:style-name="gr4" draw:text-style-name="P4" draw:layer="layout" svg:x1="7.2cm" svg:y1="5cm" svg:x2="11cm" svg:y2="6.1cm" draw:start-shape="id1" draw:start-glue-point="2" draw:end-shape="id3" draw:end-glue-point="3" svg:d="M7200 5000v1100h3800" svg:viewBox="0 0 3801 1101">
          <text:p/>
        </draw:connector>
        <draw:connector draw:style-name="gr4" draw:text-style-name="P4" draw:layer="layout" svg:x1="14.5cm" svg:y1="14.894cm" svg:x2="17.983cm" svg:y2="14.894cm" draw:start-shape="id2" draw:start-glue-point="1" draw:end-shape="id4" svg:d="M14500 14894h3483" svg:viewBox="0 0 3484 1">
          <text:p/>
        </draw:connector>
        <draw:connector draw:style-name="gr4" draw:text-style-name="P4" draw:layer="layout" svg:x1="14.5cm" svg:y1="6.1cm" svg:x2="19.183cm" svg:y2="4.5cm" draw:start-shape="id3" draw:start-glue-point="1" draw:end-shape="id5" draw:end-glue-point="2" svg:d="M14500 6100h4683v-1600" svg:viewBox="0 0 4684 1601">
          <text:p/>
        </draw:connector>
        <draw:custom-shape draw:style-name="gr5" draw:text-style-name="P1" xml:id="id6" draw:id="id6" draw:layer="layout" svg:width="2.2cm" svg:height="1cm" svg:x="1.877cm" svg:y="3.294cm">
          <text:p text:style-name="P1"><text:span text:style-name="T1">ttyS1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20.383cm" svg:y1="3.8cm" svg:x2="22.948cm" svg:y2="3.81cm" draw:start-shape="id5" draw:start-glue-point="1" svg:d="M20383 3800l2565 10" svg:viewBox="0 0 2566 11">
          <text:p/>
        </draw:connector>
        <draw:connector draw:style-name="gr6" draw:text-style-name="P4" draw:layer="layout" draw:type="line" svg:x1="5.6cm" svg:y1="3.8cm" svg:x2="4.077cm" svg:y2="3.794cm" draw:start-shape="id1" draw:start-glue-point="3" draw:end-shape="id6" draw:end-glue-point="1" svg:d="M5600 3800l-1523-6" svg:viewBox="0 0 1524 7">
          <text:p/>
        </draw:connector>
        <draw:custom-shape draw:style-name="gr1" draw:text-style-name="P1" xml:id="id7" draw:id="id7" draw:layer="layout" svg:width="3.5cm" svg:height="1.6cm" svg:x="11.013cm" svg:y="9.372cm">
          <text:p text:style-name="P1"><text:span text:style-name="T1">Str2str</text:span></text:p>
          <text:p text:style-name="P1"><text:span text:style-name="T1">Rtcm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513cm" svg:y1="10.172cm" svg:x2="19.183cm" svg:y2="4.5cm" draw:start-shape="id7" draw:start-glue-point="1" draw:end-shape="id5" draw:end-glue-point="2" svg:d="M14513 10172h4670v-5672" svg:viewBox="0 0 4671 5673">
          <text:p/>
        </draw:connector>
        <draw:connector draw:style-name="gr4" draw:text-style-name="P4" draw:layer="layout" svg:x1="7.2cm" svg:y1="5cm" svg:x2="11.013cm" svg:y2="10.172cm" draw:start-shape="id1" draw:start-glue-point="2" draw:end-shape="id7" draw:end-glue-point="3" svg:d="M7200 5000v5172h3813" svg:viewBox="0 0 3814 5173">
          <text:p/>
        </draw:connector>
        <draw:connector draw:style-name="gr4" draw:text-style-name="P4" draw:layer="layout" svg:x1="8.8cm" svg:y1="3.8cm" svg:x2="17.983cm" svg:y2="3.8cm" draw:start-shape="id1" draw:start-glue-point="1" draw:end-shape="id5" draw:end-glue-point="3" svg:d="M8800 3800h9183" svg:viewBox="0 0 9184 1">
          <text:p/>
        </draw:connector>
        <draw:custom-shape draw:style-name="gr1" draw:text-style-name="P1" xml:id="id8" draw:id="id8" draw:layer="layout" svg:width="3.5cm" svg:height="1.6cm" svg:x="11cm" svg:y="16.45cm">
          <text:p text:style-name="P1"><text:span text:style-name="T1">Gp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9" draw:id="id9" draw:layer="layout" svg:width="2.4cm" svg:height="1.4cm" svg:x="17.983cm" svg:y="16.55cm">
          <text:p text:style-name="P1"><text:span text:style-name="T1">Chro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xml:id="id10" draw:id="id10" draw:layer="layout" draw:line-skew="-1.675cm" svg:x1="7.15cm" svg:y1="5.025cm" svg:x2="11cm" svg:y2="17.25cm" draw:end-shape="id8" draw:end-glue-point="3" svg:d="M7150 5025v12225h3850" svg:viewBox="0 0 3851 12226">
          <text:p/>
        </draw:connector>
        <draw:connector draw:style-name="gr4" draw:text-style-name="P4" draw:layer="layout" svg:x1="14.5cm" svg:y1="17.25cm" svg:x2="17.983cm" svg:y2="17.25cm" draw:start-shape="id8" draw:start-glue-point="1" draw:end-shape="id9" draw:end-glue-point="3" svg:d="M14500 17250h3483" svg:viewBox="0 0 3484 1">
          <text:p/>
        </draw:connector>
        <draw:custom-shape draw:style-name="gr1" draw:text-style-name="P1" xml:id="id11" draw:id="id11" draw:layer="layout" svg:width="3.5cm" svg:height="1.6cm" svg:x="11cm" svg:y="11.788cm">
          <text:p text:style-name="P1"><text:span text:style-name="T1">Str2str</text:span></text:p>
          <text:p text:style-name="P1"><text:span text:style-name="T1">Serial Rtcm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0.65cm" svg:x1="7.15cm" svg:y1="5.025cm" svg:x2="11cm" svg:y2="12.588cm" draw:start-shape="id10" draw:start-glue-point="2" draw:end-shape="id11" draw:end-glue-point="3" svg:d="M7150 5025h50v7563h3800" svg:viewBox="0 0 3851 7564">
          <text:p/>
        </draw:connector>
        <draw:custom-shape draw:style-name="gr5" draw:text-style-name="P1" xml:id="id12" draw:id="id12" draw:layer="layout" svg:width="2.2cm" svg:height="1cm" svg:x="17.983cm" svg:y="12.088cm">
          <text:p text:style-name="P1"><text:span text:style-name="T1">tty.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4.5cm" svg:y1="12.588cm" svg:x2="17.983cm" svg:y2="12.588cm" draw:start-shape="id11" draw:start-glue-point="1" draw:end-shape="id12" draw:end-glue-point="3" svg:d="M14500 12588h3483" svg:viewBox="0 0 3484 1">
          <text:p/>
        </draw:connector>
        <draw:connector draw:style-name="gr4" draw:text-style-name="P4" draw:layer="layout" svg:x1="20.183cm" svg:y1="12.588cm" svg:x2="22.103cm" svg:y2="12.59cm" draw:start-shape="id12" draw:start-glue-point="1" svg:d="M20183 12588h1211v2h709" svg:viewBox="0 0 1921 3">
          <text:p/>
        </draw:connector>
        <draw:custom-shape draw:style-name="gr8" draw:text-style-name="P1" xml:id="id1" draw:id="id1" draw:layer="layout" svg:width="3.2cm" svg:height="2.4cm" svg:x="5.6cm" svg:y="2.6cm">
          <text:p text:style-name="P1"><text:span text:style-name="T1">Str2str</text:span></text:p>
          <text:p text:style-name="P1"><text:span text:style-name="T1">TC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5cm" svg:height="1.6cm" svg:x="11cm" svg:y="7.4cm">
          <text:p text:style-name="P1"><text:span text:style-name="T1">Str2str</text:span></text:p>
          <text:p text:style-name="P1"><text:span text:style-name="T1">Ntrip C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2cm" svg:y1="5cm" svg:x2="11cm" svg:y2="8.2cm" draw:start-shape="id1" draw:start-glue-point="2" draw:end-shape="id13" draw:end-glue-point="3" svg:d="M7200 5000v3200h3800" svg:viewBox="0 0 3801 3201">
          <text:p/>
        </draw:connector>
        <draw:connector draw:style-name="gr4" draw:text-style-name="P4" draw:layer="layout" svg:x1="14.5cm" svg:y1="8.2cm" svg:x2="19.183cm" svg:y2="4.5cm" draw:start-shape="id13" draw:start-glue-point="1" draw:end-shape="id5" draw:end-glue-point="2" svg:d="M14500 8200h4683v-3700" svg:viewBox="0 0 4684 370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03cm" fo:margin-bottom="0cm" fo:text-indent="0cm"/>
      <style:text-properties fo:font-size="21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7cm" fo:margin-bottom="0cm" fo:text-indent="0cm"/>
      <style:text-properties fo:font-size="18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51cm" fo:margin-bottom="0cm" fo:text-indent="0cm"/>
      <style:text-properties fo:font-size="15.199999809265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8.5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8.8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3cm" presentation:class="title" presentation:placeholder="true">
        <draw:text-box/>
      </draw:frame>
      <draw:frame presentation:style-name="Midnightblue1-outline1" draw:layer="backgroundobjects" svg:width="26cm" svg:height="10.4cm" svg:x="1cm" svg:y="9.6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6-10T18:36:29.320000000</meta:creation-date>
    <meta:editing-duration>P3DT6H14M31S</meta:editing-duration>
    <meta:editing-cycles>30</meta:editing-cycles>
    <meta:generator>LibreOffice/7.0.4.2$Windows_X86_64 LibreOffice_project/dcf040e67528d9187c66b2379df5ea4407429775</meta:generator>
    <dc:title>Midnightblue</dc:title>
    <dc:date>2021-04-19T21:46:33.445000000</dc:date>
    <meta:document-statistic meta:object-count="82"/>
  </office:meta>
</office:document-meta>
</file>